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settings.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Tahoma1" svg:font-family="Tahoma"/>
    <style:font-face style:name="arial"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7.013cm" fo:margin-left="0cm" fo:break-before="auto" fo:break-after="auto" table:align="left"/>
    </style:style>
    <style:style style:name="Tableau1.A" style:family="table-column">
      <style:table-column-properties style:column-width="2.805cm"/>
    </style:style>
    <style:style style:name="Tableau1.B" style:family="table-column">
      <style:table-column-properties style:column-width="5.696cm"/>
    </style:style>
    <style:style style:name="Tableau1.C" style:family="table-column">
      <style:table-column-properties style:column-width="4.249cm"/>
    </style:style>
    <style:style style:name="Tableau1.D" style:family="table-column">
      <style:table-column-properties style:column-width="4.263cm"/>
    </style:style>
    <style:style style:name="Tableau1.A1" style:family="table-cell">
      <style:table-cell-properties fo:background-color="transparent" fo:padding="0.097cm" fo:border="0.5pt solid #000000" style:writing-mode="page">
        <style:background-image/>
      </style:table-cell-properties>
    </style:style>
    <style:style style:name="Tableau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au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 style:family="table">
      <style:table-properties style:width="17.009cm" fo:margin-left="0cm" table:align="left"/>
    </style:style>
    <style:style style:name="Tableau2.A" style:family="table-column">
      <style:table-column-properties style:column-width="2.494cm"/>
    </style:style>
    <style:style style:name="Tableau2.B" style:family="table-column">
      <style:table-column-properties style:column-width="14.515cm"/>
    </style:style>
    <style:style style:name="Tableau2.A1" style:family="table-cell">
      <style:table-cell-properties fo:background-color="transparent" fo:padding="0.097cm" fo:border="0.5pt solid #000000" style:writing-mode="page">
        <style:background-image/>
      </style:table-cell-properties>
    </style:style>
    <style:style style:name="Tableau2.A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au2.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P1" style:family="paragraph" style:parent-style-name="Standard">
      <style:paragraph-properties fo:text-align="start"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end" style:justify-single-word="false"/>
    </style:style>
    <style:style style:name="P4" style:family="paragraph" style:parent-style-name="Text_20_body">
      <style:paragraph-properties fo:text-align="start" style:justify-single-word="false"/>
      <style:text-properties style:font-name="arial" fo:language="zxx" fo:country="none" fo:font-style="normal" style:language-asian="zxx" style:country-asian="none" style:font-style-asian="normal" style:language-complex="zxx" style:country-complex="none" style:font-style-complex="normal"/>
    </style:style>
    <style:style style:name="P5" style:family="paragraph" style:parent-style-name="Text_20_body">
      <style:paragraph-properties fo:text-align="start" style:justify-single-word="false"/>
      <style:text-properties fo:background-color="#fff200"/>
    </style:style>
    <style:style style:name="P6"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7" style:family="paragraph" style:parent-style-name="Text_20_body">
      <style:paragraph-properties fo:text-align="justify"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zxx" fo:country="none" fo:font-style="normal" fo:text-shadow="none" style:text-underline-style="none" fo:font-weight="normal" style:font-size-asian="12pt" style:language-asian="zxx" style:country-asian="none" style:font-style-asian="normal" style:font-weight-asian="normal" style:font-size-complex="12pt" style:language-complex="zxx" style:country-complex="none"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4pt" fo:font-style="normal" fo:text-shadow="none" style:text-underline-style="none" fo:font-weight="normal" style:font-size-asian="14pt" style:font-style-asian="normal" style:font-weight-asian="normal" style:font-size-complex="14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c9211e"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itle">
      <style:paragraph-properties fo:text-align="start" style:justify-single-word="false"/>
    </style:style>
    <style:style style:name="P19" style:family="paragraph" style:parent-style-name="Heading_20_1" style:list-style-name=""/>
    <style:style style:name="P20" style:family="paragraph" style:parent-style-name="Heading_20_1">
      <style:paragraph-properties fo:break-before="page"/>
    </style:style>
    <style:style style:name="P21" style:family="paragraph" style:parent-style-name="Heading_20_2">
      <style:paragraph-properties fo:text-align="start" style:justify-single-word="false"/>
    </style:style>
    <style:style style:name="P22" style:family="paragraph" style:parent-style-name="Heading_20_2" style:list-style-name=""/>
    <style:style style:name="P23" style:family="paragraph" style:parent-style-name="Heading_20_2">
      <style:paragraph-properties fo:break-before="page"/>
    </style:style>
    <style:style style:name="P24" style:family="paragraph" style:parent-style-name="Heading_20_3" style:list-style-name=""/>
    <style:style style:name="P25" style:family="paragraph" style:parent-style-name="Text_20_body" style:list-style-name="L1">
      <style:paragraph-properties fo:text-align="start" style:justify-single-word="false"/>
    </style:style>
    <style:style style:name="P26" style:family="paragraph" style:parent-style-name="Text_20_body" style:list-style-name="L2">
      <style:paragraph-properties fo:text-align="start" style:justify-single-word="false"/>
    </style:style>
    <style:style style:name="P27" style:family="paragraph" style:parent-style-name="Text_20_body" style:list-style-name="L3">
      <style:paragraph-properties fo:text-align="start" style:justify-single-word="false"/>
    </style:style>
    <style:style style:name="P28" style:family="paragraph" style:parent-style-name="Text_20_body" style:list-style-name="L4">
      <style:paragraph-properties fo:text-align="start" style:justify-single-word="false"/>
    </style:style>
    <style:style style:name="P29" style:family="paragraph" style:parent-style-name="Text_20_body" style:list-style-name="L5">
      <style:paragraph-properties fo:text-align="start" style:justify-single-word="false"/>
    </style:style>
    <style:style style:name="P30" style:family="paragraph" style:parent-style-name="Text_20_body" style:list-style-name="L7">
      <style:paragraph-properties fo:text-align="start" style:justify-single-word="false"/>
    </style:style>
    <style:style style:name="P31" style:family="paragraph" style:parent-style-name="Text_20_body" style:list-style-name="L9">
      <style:paragraph-properties fo:text-align="start" style:justify-single-word="false"/>
    </style:style>
    <style:style style:name="P32" style:family="paragraph" style:parent-style-name="Text_20_body" style:list-style-name="L2"/>
    <style:style style:name="P33" style:family="paragraph" style:parent-style-name="Text_20_body" style:list-style-name="L3"/>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style style:name="P37" style:family="paragraph" style:parent-style-name="Text_20_body" style:list-style-name="L8"/>
    <style:style style:name="P38" style:family="paragraph" style:parent-style-name="Text_20_body" style:list-style-name="L5">
      <style:paragraph-properties fo:text-align="start" style:justify-single-word="false" fo:break-before="page"/>
    </style:style>
    <style:style style:name="T1" style:family="text">
      <style:text-properties fo:font-size="10pt" style:font-size-asian="10pt" style:font-size-complex="10pt"/>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style="normal" fo:font-weight="normal" fo:background-color="#ffff00" loext:char-shading-value="0" style:font-style-asian="normal" style:font-weight-asian="normal" style:font-style-complex="normal" style:font-weight-complex="normal"/>
    </style:style>
    <style:style style:name="T6" style:family="text">
      <style:text-properties fo:font-weight="normal" style:font-weight-asian="normal" style:font-weight-complex="normal"/>
    </style:style>
    <style:style style:name="T7" style:family="text">
      <style:text-properties fo:font-style="italic"/>
    </style:style>
    <style:style style:name="T8" style:family="text">
      <style:text-properties fo:font-style="italic"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background-color="transparent" loext:char-shading-value="0"/>
    </style:style>
    <style:style style:name="T11" style:family="text">
      <style:text-properties style:font-name="arial" fo:language="zxx" fo:country="none" fo:font-style="normal" style:language-asian="zxx" style:country-asian="none" style:font-style-asian="normal" style:language-complex="zxx" style:country-complex="none" style:font-style-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fo:color="#c9211e"/>
    </style:style>
    <style:style style:name="T16" style:family="text">
      <style:text-properties fo:language="en" fo:country="US" fo:font-weight="bold"/>
    </style:style>
    <style:style style:name="T17" style:family="text">
      <style:text-properties fo:language="en" fo:country="US" fo:font-style="italic"/>
    </style:style>
    <style:style style:name="T18" style:family="text">
      <style:text-properties fo:language="zxx" fo:country="none" style:language-asian="zxx" style:country-asian="none" style:language-complex="zxx" style:country-complex="none"/>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Title"/>
      <text:p text:style-name="Title">l'AMAP <text:s/>LesGUMES</text:p>
      <text:p text:style-name="Text_20_body"/>
      <text:p text:style-name="Title">Site Interne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table-column table:style-name="Tableau1.B"/>
        <table:table-column table:style-name="Tableau1.C"/>
        <table:table-column table:style-name="Tableau1.D"/>
        <table:table-row>
          <table:table-cell table:style-name="Tableau1.A1" table:number-columns-spanned="4" office:value-type="string">
            <text:p text:style-name="P16">Description du fonctionnement du site</text:p>
          </table:table-cell>
          <table:covered-table-cell/>
          <table:covered-table-cell/>
          <table:covered-table-cell/>
        </table:table-row>
        <table:table-row>
          <table:table-cell table:style-name="Tableau1.A2" office:value-type="string">
            <text:p text:style-name="P13">Document</text:p>
          </table:table-cell>
          <table:table-cell table:style-name="Tableau1.A2" office:value-type="string">
            <text:p text:style-name="P11">Prise en main et fonctionnement</text:p>
          </table:table-cell>
          <table:table-cell table:style-name="Tableau1.A2" office:value-type="string">
            <text:p text:style-name="P14">Rédacteur</text:p>
          </table:table-cell>
          <table:table-cell table:style-name="Tableau1.D2" office:value-type="string">
            <text:p text:style-name="P11">Serge NOEL</text:p>
          </table:table-cell>
        </table:table-row>
        <table:table-row>
          <table:table-cell table:style-name="Tableau1.A2" office:value-type="string">
            <text:p text:style-name="P13">Date </text:p>
          </table:table-cell>
          <table:table-cell table:style-name="Tableau1.A2" office:value-type="string">
            <text:p text:style-name="P11"><text:date style:data-style-name="N37" text:date-value="2020-03-28T08:43:06.480000126" text:fixed="true">28/03/20</text:date></text:p>
          </table:table-cell>
          <table:table-cell table:style-name="Tableau1.A2" office:value-type="string">
            <text:p text:style-name="P14">Version</text:p>
          </table:table-cell>
          <table:table-cell table:style-name="Tableau1.D2" office:value-type="string">
            <text:p text:style-name="P11">2.0</text:p>
          </table:table-cell>
        </table:table-row>
        <table:table-row>
          <table:table-cell table:style-name="Tableau1.A2" office:value-type="string">
            <text:p text:style-name="P13">Révision</text:p>
          </table:table-cell>
          <table:table-cell table:style-name="Tableau1.A2" office:value-type="string">
            <text:p text:style-name="P11">0.1</text:p>
          </table:table-cell>
          <table:table-cell table:style-name="Tableau1.A2" office:value-type="string">
            <text:p text:style-name="P15">Relecteur</text:p>
          </table:table-cell>
          <table:table-cell table:style-name="Tableau1.D2" office:value-type="string">
            <text:p text:style-name="P11">Sophie</text:p>
          </table:table-cell>
        </table:table-row>
        <table:table-row>
          <table:table-cell table:style-name="Tableau1.A2" office:value-type="string">
            <text:p text:style-name="P13"/>
          </table:table-cell>
          <table:table-cell table:style-name="Tableau1.A2" office:value-type="string">
            <text:p text:style-name="P11"/>
          </table:table-cell>
          <table:table-cell table:style-name="Tableau1.A2" office:value-type="string">
            <text:p text:style-name="P15"/>
          </table:table-cell>
          <table:table-cell table:style-name="Tableau1.D2" office:value-type="string">
            <text:p text:style-name="P11">Didier</text:p>
          </table:table-cell>
        </table:table-row>
        <table:table-row>
          <table:table-cell table:style-name="Tableau1.A2" office:value-type="string">
            <text:p text:style-name="P13"/>
          </table:table-cell>
          <table:table-cell table:style-name="Tableau1.A2" office:value-type="string">
            <text:p text:style-name="P11"/>
          </table:table-cell>
          <table:table-cell table:style-name="Tableau1.A2" office:value-type="string">
            <text:p text:style-name="P15"/>
          </table:table-cell>
          <table:table-cell table:style-name="Tableau1.D2" office:value-type="string">
            <text:p text:style-name="P11">Carole</text:p>
          </table:table-cell>
        </table:table-row>
      </table:table>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text:a xlink:type="simple" xlink:href="#__RefHeading___Toc1011_3793980819" text:style-name="Index_20_Link" text:visited-style-name="Index_20_Link">A- Le rôle du site internet<text:tab/>3</text:a></text:p>
          <text:p text:style-name="P9"><text:a xlink:type="simple" xlink:href="#__RefHeading___Toc1013_3793980819" text:style-name="Index_20_Link" text:visited-style-name="Index_20_Link">1- Accès Public<text:tab/>3</text:a></text:p>
          <text:p text:style-name="P9"><text:a xlink:type="simple" xlink:href="#__RefHeading___Toc1015_3793980819" text:style-name="Index_20_Link" text:visited-style-name="Index_20_Link">2- Accès pour les amapiens<text:tab/>3</text:a></text:p>
          <text:p text:style-name="P9"><text:a xlink:type="simple" xlink:href="#__RefHeading___Toc1017_3793980819" text:style-name="Index_20_Link" text:visited-style-name="Index_20_Link">3- Accès pour les membres du CA<text:tab/>3</text:a></text:p>
          <text:p text:style-name="P9"><text:a xlink:type="simple" xlink:href="#__RefHeading___Toc1019_3793980819" text:style-name="Index_20_Link" text:visited-style-name="Index_20_Link">4- Accès pour les producteurs<text:tab/>3</text:a></text:p>
          <text:p text:style-name="P8"><text:a xlink:type="simple" xlink:href="#__RefHeading___Toc1021_3793980819" text:style-name="Index_20_Link" text:visited-style-name="Index_20_Link">B- La gestion des informations par contrat<text:tab/>4</text:a></text:p>
          <text:p text:style-name="P9"><text:a xlink:type="simple" xlink:href="#__RefHeading___Toc1023_3793980819" text:style-name="Index_20_Link" text:visited-style-name="Index_20_Link">1- Quelles informations ...<text:tab/>4</text:a></text:p>
          <text:p text:style-name="P9"><text:a xlink:type="simple" xlink:href="#__RefHeading___Toc1025_3793980819" text:style-name="Index_20_Link" text:visited-style-name="Index_20_Link">2- La page d'information / contrat<text:tab/>4</text:a></text:p>
          <text:p text:style-name="P9"><text:a xlink:type="simple" xlink:href="#__RefHeading___Toc1027_3793980819" text:style-name="Index_20_Link" text:visited-style-name="Index_20_Link">3- </text:a><text:a xlink:type="simple" xlink:href="#__RefHeading___Toc1027_3793980819" text:style-name="Index_20_Link" text:visited-style-name="Index_20_Link"><text:span text:style-name="T2">Les données modifiables par le référent</text:span></text:a><text:a xlink:type="simple" xlink:href="#__RefHeading___Toc1027_3793980819" text:style-name="Index_20_Link" text:visited-style-name="Index_20_Link"><text:tab/>4</text:a></text:p>
          <text:p text:style-name="P10"><text:a xlink:type="simple" xlink:href="#__RefHeading___Toc1029_3793980819" text:style-name="Index_20_Link" text:visited-style-name="Index_20_Link">3.1- Accéder au menu d'administration<text:tab/>4</text:a></text:p>
          <text:p text:style-name="P10"><text:a xlink:type="simple" xlink:href="#__RefHeading___Toc1031_3793980819" text:style-name="Index_20_Link" text:visited-style-name="Index_20_Link">3.2- Accès possibles à tous les référents<text:tab/>5</text:a></text:p>
          <text:p text:style-name="P10"><text:a xlink:type="simple" xlink:href="#__RefHeading___Toc1033_3793980819" text:style-name="Index_20_Link" text:visited-style-name="Index_20_Link">3.3- Modifications possibles par le référent du contrat<text:tab/>5</text:a></text:p>
          <text:p text:style-name="P10"><text:a xlink:type="simple" xlink:href="#__RefHeading___Toc1035_3793980819" text:style-name="Index_20_Link" text:visited-style-name="Index_20_Link">3.4- Accès aux informations des autres contrats<text:tab/>6</text:a></text:p>
          <text:p text:style-name="P9"><text:a xlink:type="simple" xlink:href="#__RefHeading___Toc1037_3793980819" text:style-name="Index_20_Link" text:visited-style-name="Index_20_Link">4- Les données modifiables par l'administrateur du site<text:tab/>6</text:a></text:p>
          <text:p text:style-name="P8"><text:a xlink:type="simple" xlink:href="#__RefHeading___Toc1039_3793980819" text:style-name="Index_20_Link" text:visited-style-name="Index_20_Link">C- <text:s/>Les outils informatiques ...<text:tab/>6</text:a></text:p>
          <text:p text:style-name="P9"><text:a xlink:type="simple" xlink:href="#__RefHeading___Toc1041_3793980819" text:style-name="Index_20_Link" text:visited-style-name="Index_20_Link">1- Le site internet<text:tab/>6</text:a></text:p>
          <text:p text:style-name="P10"><text:a xlink:type="simple" xlink:href="#__RefHeading___Toc1043_3793980819" text:style-name="Index_20_Link" text:visited-style-name="Index_20_Link">1.1- Adresse internet du site<text:tab/>6</text:a></text:p>
          <text:p text:style-name="P10"><text:a xlink:type="simple" xlink:href="#__RefHeading___Toc1045_3793980819" text:style-name="Index_20_Link" text:visited-style-name="Index_20_Link">1.2- Hébergement du site<text:tab/>7</text:a></text:p>
          <text:p text:style-name="P9"><text:a xlink:type="simple" xlink:href="#__RefHeading___Toc1047_3793980819" text:style-name="Index_20_Link" text:visited-style-name="Index_20_Link">2- Les mails<text:tab/>7</text:a></text:p>
          <text:p text:style-name="P9"><text:a xlink:type="simple" xlink:href="#__RefHeading___Toc1049_3793980819" text:style-name="Index_20_Link" text:visited-style-name="Index_20_Link">3- Les documents communs<text:tab/>7</text:a></text:p>
          <text:p text:style-name="P10"><text:a xlink:type="simple" xlink:href="#__RefHeading___Toc1051_3793980819" text:style-name="Index_20_Link" text:visited-style-name="Index_20_Link">3.1- Fichiers partagés et sondages<text:tab/>7</text:a></text:p>
          <text:p text:style-name="P10"><text:a xlink:type="simple" xlink:href="#__RefHeading___Toc1053_3793980819" text:style-name="Index_20_Link" text:visited-style-name="Index_20_Link">3.2- La carte des producteurs<text:tab/>7</text:a></text:p>
          <text:p text:style-name="P8"><text:a xlink:type="simple" xlink:href="#__RefHeading___Toc1291_1722942892" text:style-name="Index_20_Link" text:visited-style-name="Index_20_Link">D- Description technique<text:tab/>8</text:a></text:p>
          <text:p text:style-name="P9"><text:a xlink:type="simple" xlink:href="#__RefHeading___Toc1293_1722942892" text:style-name="Index_20_Link" text:visited-style-name="Index_20_Link">1- Introduction<text:tab/>8</text:a></text:p>
          <text:p text:style-name="P9"><text:a xlink:type="simple" xlink:href="#__RefHeading___Toc1295_1722942892" text:style-name="Index_20_Link" text:visited-style-name="Index_20_Link">2- Choix techniques<text:tab/>8</text:a></text:p>
          <text:p text:style-name="P9"><text:a xlink:type="simple" xlink:href="#__RefHeading___Toc1375_1722942892" text:style-name="Index_20_Link" text:visited-style-name="Index_20_Link">3- Fonctionnement<text:tab/>9</text:a></text:p>
          <text:p text:style-name="P10"><text:a xlink:type="simple" xlink:href="#__RefHeading___Toc1377_1722942892" text:style-name="Index_20_Link" text:visited-style-name="Index_20_Link">3.1- Page d'accueil<text:tab/>9</text:a></text:p>
          <text:p text:style-name="P8"><text:a xlink:type="simple" xlink:href="#__RefHeading___Toc1379_1722942892" text:style-name="Index_20_Link" text:visited-style-name="Index_20_Link">E- Annexes - définitions<text:tab/>10</text:a></text:p>
          <text:p text:style-name="P9"><text:a xlink:type="simple" xlink:href="#__RefHeading___Toc1381_1722942892" text:style-name="Index_20_Link" text:visited-style-name="Index_20_Link">1- Smarty<text:tab/>10</text:a></text:p>
          <text:p text:style-name="P9"><text:a xlink:type="simple" xlink:href="#__RefHeading___Toc1383_1722942892" text:style-name="Index_20_Link" text:visited-style-name="Index_20_Link">2- Bootstrap<text:tab/>10</text:a></text:p>
          <text:p text:style-name="P9"><text:a xlink:type="simple" xlink:href="#__RefHeading___Toc1385_1722942892" text:style-name="Index_20_Link" text:visited-style-name="Index_20_Link">3- Jquery<text:tab/>10</text:a></text:p>
          <text:p text:style-name="P10"><text:a xlink:type="simple" xlink:href="#__RefHeading___Toc1387_1722942892" text:style-name="Index_20_Link" text:visited-style-name="Index_20_Link">3.1- Php<text:tab/>11</text:a></text:p>
          <text:p text:style-name="P9"><text:a xlink:type="simple" xlink:href="#__RefHeading___Toc1389_1722942892" text:style-name="Index_20_Link" text:visited-style-name="Index_20_Link">4- Docbloc / phpdoc<text:tab/>11</text:a></text:p>
          <text:p text:style-name="P10"><text:a xlink:type="simple" xlink:href="#__RefHeading___Toc1391_1722942892" text:style-name="Index_20_Link" text:visited-style-name="Index_20_Link">4.1- Markdown<text:tab/>11</text:a></text:p>
        </text:index-body>
      </text:table-of-content>
      <text:p text:style-name="Text_20_body"/>
      <text:h text:style-name="P19" text:outline-level="1"/>
      <text:h text:style-name="P20" text:outline-level="1"><text:bookmark-start text:name="__RefHeading___Toc1011_3793980819"/>Le rôle du site internet <text:s text:c="72"/><text:bookmark-end text:name="__RefHeading___Toc1011_3793980819"/></text:h>
      <text:h text:style-name="P21" text:outline-level="2"><text:bookmark-start text:name="__RefHeading___Toc1013_3793980819"/>Accès Public<text:bookmark-end text:name="__RefHeading___Toc1013_3793980819"/></text:h>
      <text:list xml:id="list3063160197" text:style-name="L1">
        <text:list-item>
          <text:p text:style-name="P25">Donner les informations aux éventuels prospects pour comprendre ce qu'est une amap, accéder à nos statuts et à la charte des amaps, voir les différents producteurs et contrats proposés par l'AMAP LesGUMES, </text:p>
        </text:list-item>
        <text:list-item>
          <text:p text:style-name="P25">Expliquer la procédure pour prendre contact avec un référent et adhérer à l'amap </text:p>
        </text:list-item>
        <text:list-item>
          <text:p text:style-name="P25">Promouvoir nos producteurs : page de description de leur exploitation et de leur motivation, carte des localisations de nos producteurs ....</text:p>
        </text:list-item>
      </text:list>
      <text:h text:style-name="Heading_20_2" text:outline-level="2"><text:bookmark-start text:name="__RefHeading___Toc1015_3793980819"/>Accès pour les amapiens<text:bookmark-end text:name="__RefHeading___Toc1015_3793980819"/></text:h>
      <text:list xml:id="list2197625557" text:style-name="L2">
        <text:list-item>
          <text:p text:style-name="P26">Voir les dates de distributions (planning)</text:p>
        </text:list-item>
        <text:list-item>
          <text:p text:style-name="P26">Pouvoir s'inscrire aux permanences</text:p>
        </text:list-item>
        <text:list-item>
          <text:p text:style-name="P26">Voir les produits proposés par contrat et les dates du contrat</text:p>
        </text:list-item>
        <text:list-item>
          <text:p text:style-name="P32">Pour certains contrats <text:span text:style-name="Variable"><text:span text:style-name="T4"><text:s/>(juste pour les produits laitiers actuellement)</text:span></text:span>, le site permet de modifier les produits commandés d'une livraison à l'autre – menu <text:span text:style-name="Variable">Ma commande </text:span><text:span text:style-name="Variable"><text:span text:style-name="T2">du menu </text:span></text:span><text:span text:style-name="Variable">Espace AMAPs</text:span>)</text:p>
        </text:list-item>
        <text:list-item>
          <text:p text:style-name="P26"><text:span text:style-name="Variable"><text:span text:style-name="T2">Avoir accès rapidement aux informations ponctuelles (news): renouvellement de contrat, visites chez le producteur, modification de planning, livraisons non habituelles</text:span></text:span></text:p>
        </text:list-item>
        <text:list-item>
          <text:p text:style-name="P26"><text:span text:style-name="Variable"><text:span text:style-name="T2">Avoir une trace des contrats souscrits.</text:span></text:span></text:p>
        </text:list-item>
        <text:list-item>
          <text:p text:style-name="P26"><text:span text:style-name="Variable"><text:span text:style-name="T2">Retrouver comment aller chez un producteur : mise à disposition d'une carte google maps accessible depuis la page </text:span></text:span><text:span text:style-name="Variable">Nos Producteurs </text:span><text:span text:style-name="Variable"><text:span text:style-name="T2">( https://www.google.com/maps/d/edit?mid=1BFbBhzargmNB4ZDI42ydvBkuxQE&amp;msa=0&amp;ll=47.04990105916706%2C-1.3211059999999861&amp;spn=0.696991%2C1.220856&amp;z=9)</text:span></text:span></text:p>
        </text:list-item>
      </text:list>
      <text:h text:style-name="P21" text:outline-level="2"><text:bookmark-start text:name="__RefHeading___Toc1017_3793980819"/>Accès pour les membres du CA<text:bookmark-end text:name="__RefHeading___Toc1017_3793980819"/></text:h>
      <text:list xml:id="list3401713337" text:style-name="L3">
        <text:list-item>
          <text:p text:style-name="P33">Stocker les coordonnées des amapiens ou des prospects (liste d'attente)</text:p>
        </text:list-item>
        <text:list-item>
          <text:p text:style-name="P27">Stocker les informations des contrats : <text:s/>dates des contrats, nombre de distributions, dates du contrat, mais aussi les produits possibles par contrat et les dates de distributions (quand il y a besoin de permanents)</text:p>
        </text:list-item>
        <text:list-item>
          <text:p text:style-name="P27">Conserver la liste des adhésions par contrat. Les amapiens peuvent alors voir le détail de leur contrat (montant, nombre de chèques, dates de paiement, nombre de livraisons)</text:p>
        </text:list-item>
        <text:list-item>
          <text:p text:style-name="P27">Permettre aux référents d'obtenir les mails des adhérents d'un contrat, de saisir les adhésions d'un contrat ou encore de retrouver des informations sur les amapiens.</text:p>
        </text:list-item>
      </text:list>
      <text:h text:style-name="Heading_20_2" text:outline-level="2"><text:bookmark-start text:name="__RefHeading___Toc1019_3793980819"/>Accès pour les producteurs<text:bookmark-end text:name="__RefHeading___Toc1019_3793980819"/></text:h>
      <text:list xml:id="list136176595" text:style-name="L4">
        <text:list-item>
          <text:p text:style-name="P28">Voir la liste des adhésions à leur contrat, </text:p>
        </text:list-item>
        <text:list-item>
          <text:p text:style-name="P28">Editer le tableau des commandes par distribution</text:p>
        </text:list-item>
        <text:list-item>
          <text:p text:style-name="P28">Imprimer une feuille d'émargement</text:p>
        </text:list-item>
        <text:list-item>
          <text:p text:style-name="P28">Récupérer les mails des amapiens adhérents à leur contrat</text:p>
        </text:list-item>
      </text:list>
      <text:p text:style-name="P2">Menu accessible sur le titre de l'amap dans <text:s/><text:span text:style-name="Variable"><text:span text:style-name="T2">du menu </text:span></text:span><text:span text:style-name="Variable">Espace AMAPs, </text:span><text:span text:style-name="Variable"><text:span text:style-name="T2">et protégé par un mot de passe connu du producteur.</text:span></text:span></text:p>
      <text:h text:style-name="Heading_20_1" text:outline-level="1"><text:bookmark-start text:name="__RefHeading___Toc1021_3793980819"/><text:soft-page-break/>La gestion des informations par contrat<text:bookmark-end text:name="__RefHeading___Toc1021_3793980819"/></text:h>
      <text:h text:style-name="Heading_20_2" text:outline-level="2"><text:bookmark-start text:name="__RefHeading___Toc1023_3793980819"/>Quelles informations ...<text:bookmark-end text:name="__RefHeading___Toc1023_3793980819"/></text:h>
      <text:p text:style-name="Text_20_body">- les différents produits du contrat et leur prix</text:p>
      <text:p text:style-name="Text_20_body">- les dates de livraison : date de début et fin du contrat les dates de permanences</text:p>
      <text:p text:style-name="Text_20_body">- si besoin de permanents pour la distribution : le planning des permanences</text:p>
      <text:p text:style-name="Text_20_body">- le référent d'un contrat </text:p>
      <text:p text:style-name="Text_20_body">- les informations sur le producteur </text:p>
      <text:p text:style-name="P2">- le contrat au format pdf</text:p>
      <text:h text:style-name="Heading_20_2" text:outline-level="2"><text:bookmark-start text:name="__RefHeading___Toc1025_3793980819"/>La page d'information / contrat<text:bookmark-end text:name="__RefHeading___Toc1025_3793980819"/></text:h>
      <text:p text:style-name="Text_20_body">Elle est accessible par tous en cliquant sur information du menu "<text:span text:style-name="Variable">Espace AMAP</text:span>"</text:p>
      <text:p text:style-name="P2"><text:span text:style-name="Variable"><text:span text:style-name="T4">Cette page est générée automatiquement avec les informations de la base de données. Certaines données sont modifiables par le référent en allant dans le menu d'administration du site. </text:span></text:span></text:p>
      <text:p text:style-name="P2"><text:span text:style-name="Variable"><text:span text:style-name="T4">Les autres ne sont modifiables que directement dans la base de données. Il faut alors demander à l'administrateur du site de faire la modification ...</text:span></text:span></text:p>
      <text:p text:style-name="P2"><text:span text:style-name="Variable"><text:span text:style-name="T4"/></text:span></text:p>
      <text:p text:style-name="P2"><text:span text:style-name="Variable"><text:span text:style-name="T4">Techniquement : Adresse de la <text:s/>page </text:span></text:span><text:a xlink:type="simple" xlink:href="http://amap.saintseb.free.fr/info_amap.php?amap" text:style-name="Internet_20_link" text:visited-style-name="Visited_20_Internet_20_Link"><text:span text:style-name="Variable"><text:span text:style-name="T4">http://amap.saintseb.free.fr/info_amap.php?amap</text:span></text:span></text:a><text:span text:style-name="Variable"><text:span text:style-name="T4">=</text:span></text:span><text:span text:style-name="Variable"><text:span text:style-name="T6">&lt;nom de l'amap&gt;</text:span></text:span></text:p>
      <text:h text:style-name="Heading_20_2" text:outline-level="2"><text:bookmark-start text:name="__RefHeading___Toc1027_3793980819"/><text:span text:style-name="Variable"><text:span text:style-name="T2">Les données modifiables par le référent</text:span></text:span><text:bookmark-end text:name="__RefHeading___Toc1027_3793980819"/></text:h>
      <text:h text:style-name="Heading_20_3" text:outline-level="3"><text:bookmark-start text:name="__RefHeading___Toc1029_3793980819"/><text:span text:style-name="Variable">Accéder au menu d'administration</text:span><text:bookmark-end text:name="__RefHeading___Toc1029_3793980819"/></text:h>
      <text:list xml:id="list4192737283" text:style-name="L5">
        <text:list-item>
          <text:p text:style-name="P34"><text:span text:style-name="Variable"><text:span text:style-name="T2">Cliquer à gauche du bouton Accueil du bandeau des onglets (en haut de la page) ou aller directement sur la page (en utilisant ce lien dans un navigateur): </text:span></text:span><text:a xlink:type="simple" xlink:href="http://amap.saintseb.free.fr/webmaster/webmaster.php" text:style-name="Internet_20_link" text:visited-style-name="Visited_20_Internet_20_Link"><text:span text:style-name="Variable"><text:span text:style-name="T2">http://amap.saintseb.free.fr/webmaster/webmaster.php</text:span></text:span></text:a></text:p>
        </text:list-item>
      </text:list>
      <text:p text:style-name="Text_20_body"><text:span text:style-name="Variable"><text:span text:style-name="T2"/></text:span></text:p>
      <text:p text:style-name="Text_20_body"><text:span text:style-name="Variable"><text:span text:style-name="T2"/></text:span></text:p>
      <text:p text:style-name="Text_20_body"><text:span text:style-name="Variable"><text:span text:style-name="T2"/></text:span></text:p>
      <text:p text:style-name="Text_20_body"><text:span text:style-name="Variable"><text:span text:style-name="T2"/></text:span></text:p>
      <text:p text:style-name="Text_20_body"><text:span text:style-name="Variable"><text:span text:style-name="T2"/></text:span></text:p>
      <text:p text:style-name="Text_20_body"><text:span text:style-name="Variable"><text:span text:style-name="T2"/></text:span></text:p>
      <text:list xml:id="list153636138950480" text:continue-numbering="true" text:style-name="L5">
        <text:list-item>
          <text:p text:style-name="P29"><draw:frame draw:style-name="fr1" draw:name="Objet1" text:anchor-type="paragraph" svg:x="11.315cm" svg:y="0.023cm" svg:width="6.481cm" svg:height="6.773cm" draw:z-index="0"><draw:object xlink:href="./Object 1" xlink:type="simple" xlink:show="embed" xlink:actuate="onLoad"/><draw:image xlink:href="./ObjectReplacements/Object 1" xlink:type="simple" xlink:show="embed" xlink:actuate="onLoad"/></draw:frame><text:span text:style-name="Variable"><text:span text:style-name="T2">Vous arrivez sur une page vous demandant un mot de passe. </text:span></text:span><text:span text:style-name="Variable"><text:span text:style-name="T3">Le mot de passe est spécifique à chaque contrat et en fonction du mot de passe saisi vous obtiendrez des droits différents.</text:span></text:span><text:span text:style-name="Variable"><text:span text:style-name="T2"><text:line-break/>Si vous êtes référent du contrat chèvre, tapez le mot de passe <text:s/></text:span></text:span><text:span text:style-name="Variable">&amp;chevres&amp;</text:span><text:span text:style-name="Variable"><text:span text:style-name="T2"> : vous aurez ensuite les droits pour modifier les données de ce contrat. Vous aurez aussi accès aux informations des autres contrats, mais juste en lecture.<text:line-break/><text:line-break/></text:span></text:span> Ci-contre la liste des mots de passe par contrat :</text:p>
        </text:list-item>
        <text:list-item>
          <text:p text:style-name="P38"><text:span text:style-name="Variable"><text:span text:style-name="T2">Vous arrivez alors sur cette page d'administration : </text:span></text:span></text:p>
        </text:list-item>
        <text:list-item>
          <text:p text:style-name="P29"><text:span text:style-name="Variable"><text:span text:style-name="T2">Vous pouvez aussi accéder au mode d'administration uniquement en consultation. Dans ce cas, vous aurez accès à tous les items généraux, mais uniquement aux items par contrat en consultation. </text:span></text:span><text:span text:style-name="Variable"><text:span text:style-name="T3">Pour accéder au mode administration en lecture, la procédure est celle décrite dans les points 1 et 2 précédents, mais vous devez saisir le mot de passe : 160956 </text:span></text:span></text:p>
        </text:list-item>
      </text:list>
      <text:h text:style-name="Heading_20_3" text:outline-level="3"><text:bookmark-start text:name="__RefHeading___Toc1031_3793980819"/><text:span text:style-name="Variable">Accès possibles à tous les référents</text:span><text:bookmark-end text:name="__RefHeading___Toc1031_3793980819"/></text:h>
      <text:p text:style-name="Text_20_body"><text:span text:style-name="Variable">1ere case du tableau (général) :</text:span></text:p>
      <text:list xml:id="list3431587097" text:style-name="L6">
        <text:list-item>
          <text:p text:style-name="P35"><text:span text:style-name="Variable"><text:span text:style-name="T4">Gestion des news : pour ajouter, supprimer ou modifier les news qui s'affichent sur la page d'accueil du site</text:span></text:span></text:p>
        </text:list-item>
        <text:list-item>
          <text:p text:style-name="P35"><text:span text:style-name="Variable"><text:span text:style-name="T4">Voir la table des amapiens : cette table contient les noms et coordonnées de tues les amapiens (et même les anciens qui ne sont plus à l'amap ...). Cela peut vous permettre de retrouver les coordonnées d'un amapien ou simplement vérifier qu'une personne est déjà inscrite à l'AMAP. <text:line-break/>Le dernier champ </text:span></text:span><text:span text:style-name="Variable"><text:span text:style-name="T9">Etat_Asso </text:span></text:span><text:span text:style-name="Variable"><text:span text:style-name="T4">permet de savoir si l'amapien a ou non un contrat en cours.</text:span></text:span></text:p>
        </text:list-item>
        <text:list-item>
          <text:p text:style-name="P35"><text:span text:style-name="Variable"><text:span text:style-name="T4">Détails des contrats par amapiens : un tableau donnant la liste des contrats souscrits par amapiens (les binômes sont pris en compte quand l'information est connue !). Les amapiens sur fond jaune sont ceux qui soit n'ont pas payé la cotisation</text:span></text:span><text:span text:style-name="Variable"><text:span text:style-name="T5"> soit que l'information n'est pas à jour sur le site...</text:span></text:span></text:p>
        </text:list-item>
        <text:list-item>
          <text:p text:style-name="P35"><text:span text:style-name="Variable"><text:span text:style-name="T4">Ecrire sur les listes de diffusion : si vous avez un client mail du type outlook express ou thunderbird, cela prépare un mail avec la bonne adresse mail ...</text:span></text:span></text:p>
        </text:list-item>
        <text:list-item>
          <text:p text:style-name="P35"><text:span text:style-name="Variable"><text:span text:style-name="T4">Réinitialiser le login et le mot de passe d'un amapien</text:span></text:span></text:p>
        </text:list-item>
        <text:list-item>
          <text:p text:style-name="P35"><text:span text:style-name="Variable"><text:span text:style-name="T4">Ajouter un amapien dans la base de donnée</text:span></text:span></text:p>
        </text:list-item>
      </text:list>
      <text:h text:style-name="Heading_20_3" text:outline-level="3"><text:bookmark-start text:name="__RefHeading___Toc1033_3793980819"/><text:span text:style-name="Variable">Modifications possibles par le référent du contrat</text:span><text:bookmark-end text:name="__RefHeading___Toc1033_3793980819"/></text:h>
      <text:p text:style-name="Text_20_body"><text:span text:style-name="Variable">La 2nde case du tableau (les actions portent sur le contrat du référent qui a donné son mot de passe)</text:span></text:p>
      <text:p text:style-name="P2"><text:span text:style-name="Variable"><text:span text:style-name="T2">- Mise à jour des inscriptions : pour mettre à jour la table des adhésions au contrat en saisissant les informations du contrat (nombre de distributions, date de début et de fin du contrat, prix, nombre de chèques de règlement ...)</text:span></text:span></text:p>
      <text:p text:style-name="P2"><text:span text:style-name="Variable"><text:span text:style-name="T2">- Changer état des inscriptions : le texte de la page d'information du contrat est adapté en fonction de l'état du contrat : </text:span></text:span><text:span text:style-name="Variable"><text:s/></text:span><text:span text:style-name="Variable"><text:span text:style-name="T2">l'adhésion <text:s/>est possible <text:s/>si </text:span></text:span><text:span text:style-name="Variable">état = en cours,</text:span><text:span text:style-name="Variable"><text:span text:style-name="T2"> impossible si </text:span></text:span><text:span text:style-name="Variable">état = fermé</text:span><text:span text:style-name="Variable"><text:span text:style-name="T2"> ou encore pour le contrat légumes inscription possible en liste d'attente ( </text:span></text:span><text:span text:style-name="Variable">état= liste attente</text:span><text:span text:style-name="Variable"><text:span text:style-name="T2">).</text:span></text:span></text:p>
      <text:p text:style-name="P2"><text:span text:style-name="Variable"><text:span text:style-name="T4">- Modifier les dates de permanences</text:span></text:span></text:p>
      <text:p text:style-name="P2"><text:span text:style-name="Variable"><text:span text:style-name="T4">-Voir inscriptions : affiche la liste des amapiens inscrits au contrat avec le détails des informations saisies.</text:span></text:span></text:p>
      <text:p text:style-name="P2"><text:span text:style-name="Variable"><text:span text:style-name="T4">-Ecrire aux adhérents : permet d'envoyer un mail à tous les adhérents du contrat . La liste de tous les mails des adhérents (binôme connu compris) est disponible. <text:line-break/>Chaque mail est séparé du suivant par une virgule. Si votre outil de messagerie n'accepte pas les virgules, vous pouvez changer le séparateur pour pouvoir faire un copier/coller de la liste dans vos destinataires ...</text:span></text:span></text:p>
      <text:p text:style-name="P2"><text:span text:style-name="Variable"><text:span text:style-name="T4">-Pour les contrats avec liste d'attente (juste pour les légumes actuellement) , 2 autres actions sont possibles pour mettre à jour la liste d'attente et pour écrire aux membres de à la liste d'attente.</text:span></text:span></text:p>
      <text:p text:style-name="P2"><text:span text:style-name="Variable"><text:span text:style-name="T4">- Pour supprimer tous les adhérents du contrat (pas fait mais ce serait pratique ...)</text:span></text:span></text:p>
      <text:h text:style-name="Heading_20_3" text:outline-level="3"><text:bookmark-start text:name="__RefHeading___Toc1035_3793980819"/><text:soft-page-break/><text:span text:style-name="Variable">Accès aux informations des autres contrats</text:span><text:bookmark-end text:name="__RefHeading___Toc1035_3793980819"/></text:h>
      <text:p text:style-name="Text_20_body"><text:span text:style-name="Variable">Les autres cases :</text:span></text:p>
      <text:p text:style-name="Text_20_body"><text:span text:style-name="Variable"><text:span text:style-name="T2">Accès en lecture uniquement </text:span></text:span></text:p>
      <text:p text:style-name="P2"><text:span text:style-name="Variable"><text:span text:style-name="T4">-Voir les inscriptions </text:span></text:span></text:p>
      <text:p text:style-name="P2"><text:span text:style-name="Variable"><text:span text:style-name="T4">-Ecrire aux adhérents </text:span></text:span></text:p>
      <text:h text:style-name="Heading_20_2" text:outline-level="2"><text:bookmark-start text:name="__RefHeading___Toc1037_3793980819"/><text:span text:style-name="Variable">Les données modifiables par l'administrateur du site</text:span><text:bookmark-end text:name="__RefHeading___Toc1037_3793980819"/></text:h>
      <text:p text:style-name="P2">- pour mettre à jour le tableau des produits de la page information : modifier la table <text:span text:style-name="Variable">amap_&lt;nom de l'amap&gt;_produits_info</text:span></text:p>
      <text:p text:style-name="Text_20_body">- pour mettre à jour Dates, lieu et horaires des livraisons de la page information : modifier les informations générales du contrat dans la table <text:span text:style-name="Variable">liste_amap</text:span><text:span text:style-name="Variable"><text:span text:style-name="T2"> (une ligne de la table par amap)</text:span></text:span></text:p>
      <text:p text:style-name="P2"><text:span text:style-name="Variable">- </text:span><text:span text:style-name="Variable"><text:span text:style-name="T2">pour modifier le pdf du contrat : mettre le fichier pdf nommé </text:span></text:span><text:span text:style-name="Variable">contrat.pdf</text:span><text:span text:style-name="Variable"><text:span text:style-name="T2"> dans le répertoire /</text:span></text:span><text:span text:style-name="Variable">documentation/&lt;nom amap&gt;/ <text:s/></text:span><text:span text:style-name="Variable"><text:span text:style-name="T2">du site.</text:span></text:span></text:p>
      <text:p text:style-name="P2"><text:span text:style-name="Variable"><text:span text:style-name="T2">- pour mettre à jour l'état des inscriptions (en cours, fermé, attente) modifier la table </text:span></text:span><text:span text:style-name="Variable">amap_&lt;nom de l'amap&gt;_produits_info </text:span><text:span text:style-name="Variable"><text:span text:style-name="T2">champ</text:span></text:span><text:span text:style-name="Variable"> Etat_inscription</text:span></text:p>
      <text:p text:style-name="P2"><text:span text:style-name="Variable"><text:span text:style-name="T2">- pour changer les types de produits proposés par contrat : changer les lignes de la table </text:span></text:span><text:span text:style-name="Variable">amap_&lt;nom de l'amap&gt;_produits </text:span><text:span text:style-name="Variable"><text:span text:style-name="T2">. Attention il doit y avoir correspondance entre les lignes de cette table et les champs de la table </text:span></text:span><text:span text:style-name="Variable"><text:span text:style-name="T8">amap_&lt;non_amap&gt;.</text:span></text:span></text:p>
      <text:p text:style-name="P2"><text:span text:style-name="Variable"><text:span text:style-name="T8"/></text:span></text:p>
      <text:p text:style-name="P2"><text:span text:style-name="Variable"><text:span text:style-name="T4">Administrateurs du site actuel : Sophie et Didier</text:span></text:span></text:p>
      <text:p text:style-name="P3"><text:span text:style-name="Variable"/></text:p>
      <text:h text:style-name="Heading_20_1" text:outline-level="1"><text:bookmark-start text:name="__RefHeading___Toc1039_3793980819"/><text:s/>Les outils informatiques ... <text:bookmark-end text:name="__RefHeading___Toc1039_3793980819"/></text:h>
      <text:h text:style-name="Heading_20_2" text:outline-level="2"><text:bookmark-start text:name="__RefHeading___Toc1041_3793980819"/>Le site internet<text:bookmark-end text:name="__RefHeading___Toc1041_3793980819"/></text:h>
      <text:h text:style-name="Heading_20_3" text:outline-level="3"><text:bookmark-start text:name="__RefHeading___Toc1043_3793980819"/>Adresse internet du site<text:bookmark-end text:name="__RefHeading___Toc1043_3793980819"/></text:h>
      <text:p text:style-name="Text_20_body">Accès public <text:s/><text:a xlink:type="simple" xlink:href="http://amap.saintseb.free.fr/" text:style-name="Internet_20_link" text:visited-style-name="Visited_20_Internet_20_Link">http://amap.saintseb.free.fr</text:a></text:p>
      <text:p text:style-name="Text_20_body">ou </text:p>
      <text:p text:style-name="Text_20_body"><text:a xlink:type="simple" xlink:href="http://amap.saintseb.free.fr/webmaster/webmaster.php" text:style-name="Internet_20_link" text:visited-style-name="Visited_20_Internet_20_Link"><text:span text:style-name="Variable"><text:span text:style-name="T2">http://amap.saintseb.free.fr/webmaster/webmaster.php</text:span></text:span></text:a><text:span text:style-name="Variable"><text:span text:style-name="T2"> <text:s/>pour l'accès aux référents</text:span></text:span></text:p>
      <text:h text:style-name="Heading_20_3" text:outline-level="3"><text:bookmark-start text:name="__RefHeading___Toc1045_3793980819"/>Hébergement du site<text:bookmark-end text:name="__RefHeading___Toc1045_3793980819"/></text:h>
      <text:p text:style-name="Standard">Site : <text:a xlink:type="simple" xlink:href="http://sql.free.fr/" text:style-name="Internet_20_link" text:visited-style-name="Visited_20_Internet_20_Link"><text:span text:style-name="Internet_20_link">http://sql.free.fr</text:span></text:a></text:p>
      <text:p text:style-name="Standard"><text:span text:style-name="Emphasis">Login : amap.saintseb</text:span></text:p>
      <text:p text:style-name="Standard"><text:span text:style-name="Emphasis">mot de passe : lesgumes</text:span></text:p>
      <text:p text:style-name="Standard"><text:span text:style-name="Emphasis">Serveur: amap.saintseb.sql.free.fr <text:s/>Base de données: amap_saintseb</text:span></text:p>
      <text:p text:style-name="Standard"/>
      <text:p text:style-name="Standard"><text:span text:style-name="Emphasis">Serveur ftp : <text:s/>ftpperso.free.fr (hôte fileZilla)</text:span></text:p>
      <text:p text:style-name="Standard"><text:span text:style-name="Emphasis"><text:tab/>Type : FTP</text:span></text:p>
      <text:p text:style-name="Standard"><text:span text:style-name="Emphasis"><text:tab/>Type d’authentification : Normale</text:span></text:p>
      <text:p text:style-name="Standard"><text:span text:style-name="Emphasis"><text:tab/>Identifiant : amap.saintseb</text:span></text:p>
      <text:p text:style-name="Standard"><text:span text:style-name="Emphasis"><text:tab/>Mot de passe : : lesgumes</text:span></text:p>
      <text:p text:style-name="Standard"/>
      <text:p text:style-name="Standard"><text:span text:style-name="Emphasis">Pour se connecter sur le serveur free : </text:span></text:p>
      <text:p text:style-name="Standard"><text:span text:style-name="Emphasis"><text:tab/></text:span><text:a xlink:type="simple" xlink:href="https://subscribe.free.fr/login/" text:style-name="Internet_20_link" text:visited-style-name="Visited_20_Internet_20_Link"><text:span text:style-name="Emphasis">https://subscribe.free.fr/login/</text:span></text:a></text:p>
      <text:p text:style-name="P1"><text:soft-page-break/><text:span text:style-name="Emphasis"><text:span text:style-name="T10"><text:tab/>puis donner amap.saintseb comme login et mot de passe : lesgumes</text:span></text:span></text:p>
      <text:h text:style-name="Heading_20_2" text:outline-level="2"><text:bookmark-start text:name="__RefHeading___Toc1047_3793980819"/><text:span text:style-name="Emphasis">Les mails</text:span><text:bookmark-end text:name="__RefHeading___Toc1047_3793980819"/></text:h>
      <text:p text:style-name="Text_20_body"><text:span text:style-name="Emphasis"><text:span text:style-name="T2">Adresse mail de l'AMAP :</text:span></text:span><text:span text:style-name="T2"> </text:span><text:a xlink:type="simple" xlink:href="mailto:amap.lesgumes@gmail.com" text:style-name="Internet_20_link" text:visited-style-name="Visited_20_Internet_20_Link"><text:span text:style-name="T11">amap.lesgumes@gmail.com</text:span></text:a></text:p>
      <text:p text:style-name="Text_20_body">identifiant google : <text:a xlink:type="simple" xlink:href="mailto:amap.lesgumes@gmail.com" text:style-name="Internet_20_link" text:visited-style-name="Visited_20_Internet_20_Link"><text:span text:style-name="T11">amap.lesgumes</text:span></text:a><text:span text:style-name="T11"> mot de passe : ReneCouillaud</text:span></text:p>
      <text:p text:style-name="Text_20_body">Listes de diffusion :</text:p>
      <text:list xml:id="list1057806386" text:style-name="L7">
        <text:list-item>
          <text:p text:style-name="P36">pour le Conseil d'administration : </text:p>
        </text:list-item>
      </text:list>
      <text:list xml:id="list2525132111" text:style-name="L8">
        <text:list-item>
          <text:list>
            <text:list-item>
              <text:p text:style-name="P37">ancienne liste : CA LESGUMES &lt;<text:a xlink:type="simple" xlink:href="mailto:CALESGUMES@googlegroups.com" text:style-name="Internet_20_link" text:visited-style-name="Visited_20_Internet_20_Link">CALESGUMES@googlegroups.com</text:a>&gt;</text:p>
            </text:list-item>
            <text:list-item>
              <text:p text:style-name="P37">remplacer par ca_lesgumes@framalistes.org</text:p>
            </text:list-item>
          </text:list>
        </text:list-item>
      </text:list>
      <text:list xml:id="list153636286801404" text:continue-list="list1057806386" text:style-name="L7">
        <text:list-item>
          <text:p text:style-name="P36">Liste diffusion <text:s/>LESGUMES &lt;<text:a xlink:type="simple" xlink:href="mailto:amap-lesgumes@googlegroups.com" text:style-name="Internet_20_link" text:visited-style-name="Visited_20_Internet_20_Link">amap-lesgumes@googlegroups.com</text:a>&gt;</text:p>
        </text:list-item>
        <text:list-item>
          <text:p text:style-name="P30">InforumAmapSaintSeb <text:s/>&lt;<text:a xlink:type="simple" xlink:href="mailto:inforumamapsaintseb@googlegroups.com" text:style-name="Internet_20_link" text:visited-style-name="Visited_20_Internet_20_Link">inforumamapsaintseb@googlegroups.com</text:a>&gt;</text:p>
        </text:list-item>
      </text:list>
      <text:p text:style-name="P2"/>
      <text:p text:style-name="P2">Le propriétaire de ces 3 groupes google est <text:a xlink:type="simple" xlink:href="mailto:amap.lesgumes@gmail.com" text:style-name="Internet_20_link" text:visited-style-name="Visited_20_Internet_20_Link"><text:span text:style-name="T11">amap.lesgumes@gmail.com</text:span></text:a><text:span text:style-name="T11">.</text:span></text:p>
      <text:p text:style-name="P5"><text:span text:style-name="T11">A FAIRE : Donner les infos pour se gérer les <text:s/>framalistes (JNN ou Michel ?)</text:span></text:p>
      <text:p text:style-name="P4"/>
      <text:p text:style-name="Text_20_body">Le gestionnaire est <text:a xlink:type="simple" xlink:href="mailto:jnnicolas@free.fr" text:style-name="Internet_20_link" text:visited-style-name="Visited_20_Internet_20_Link">jnnicolas@free.fr</text:a> </text:p>
      <text:p text:style-name="P4"/>
      <text:h text:style-name="Heading_20_2" text:outline-level="2"><text:bookmark-start text:name="__RefHeading___Toc1049_3793980819"/>Les documents communs<text:bookmark-end text:name="__RefHeading___Toc1049_3793980819"/></text:h>
      <text:h text:style-name="Heading_20_3" text:outline-level="3"><text:bookmark-start text:name="__RefHeading___Toc1051_3793980819"/>Fichiers partagés et sondages <text:bookmark-end text:name="__RefHeading___Toc1051_3793980819"/></text:h>
      <text:p text:style-name="Text_20_body">L'amap (<text:a xlink:type="simple" xlink:href="mailto:amap.lesgumes@gmail.com" text:style-name="Internet_20_link" text:visited-style-name="Visited_20_Internet_20_Link"><text:span text:style-name="T11">amap.lesgumes@gmail.com</text:span></text:a><text:span text:style-name="T11">) </text:span><text:s/>dispose aussi d'un espace de stockage de fichier sur Google Drive.</text:p>
      <text:h text:style-name="Heading_20_3" text:outline-level="3"><text:bookmark-start text:name="__RefHeading___Toc1053_3793980819"/>La carte des producteurs<text:bookmark-end text:name="__RefHeading___Toc1053_3793980819"/></text:h>
      <text:p text:style-name="P2">Carte google maps avec les adresses du point de livraison et des producteurs. Accès en modification </text:p>
      <text:p text:style-name="P2">https://www.google.com/maps/d/viewer?ll=47.05909988027021%2C-1.3211060000000998&amp;spn=0.696991%2C1.220856&amp;msa=0&amp;mid=1BFbBhzargmNB4ZDI42ydvBkuxQE&amp;z=10</text:p>
      <text:h text:style-name="P20" text:outline-level="1"><text:bookmark-start text:name="__RefHeading___Toc1291_1722942892"/>Description technique<text:bookmark-end text:name="__RefHeading___Toc1291_1722942892"/></text:h>
      <text:h text:style-name="Heading_20_2" text:outline-level="2"><text:bookmark-start text:name="__RefHeading___Toc1293_1722942892"/>Introduction<text:bookmark-end text:name="__RefHeading___Toc1293_1722942892"/></text:h>
      <text:p text:style-name="P2">Cette partie du document décrit le fonctionnement technique du site. Il est destiné aux personnes devant intervenir sur le site. </text:p>
      <text:h text:style-name="Heading_20_2" text:outline-level="2"><text:bookmark-start text:name="__RefHeading___Toc1295_1722942892"/>Choix techniques<text:bookmark-end text:name="__RefHeading___Toc1295_1722942892"/></text:h>
      <text:p text:style-name="P2">Le site est créé avec Php et Javascript. Il utilise les Frameworks, Bootstrap, jQuery et Smarty. Les définitions des outils sont données en annexe.</text:p>
      <text:p text:style-name="P2">Rôle des éléments constitutifs du site :</text:p>
      <text:list xml:id="list1101813547" text:style-name="L9">
        <text:list-item>
          <text:p text:style-name="P31"><text:span text:style-name="T13">Php</text:span> génère les pages html transmises au navigateur</text:p>
        </text:list-item>
        <text:list-item>
          <text:p text:style-name="P31"><text:span text:style-name="T13">Javascript</text:span> assure la mise à jour des éléments du site</text:p>
        </text:list-item>
        <text:list-item>
          <text:p text:style-name="P31"><text:span text:style-name="T13">Bootstrap</text:span> gère la mise en forme (css) du site. Il agit sur le look du site</text:p>
        </text:list-item>
        <text:list-item>
          <text:p text:style-name="P31"><text:span text:style-name="T13">jQuery</text:span> permet de simplifier l'utilisation de jacascript</text:p>
        </text:list-item>
        <text:list-item>
          <text:p text:style-name="P31"><text:span text:style-name="T13">Smarty</text:span> est un gestionnaire de templates, il permet de bien séparer le code (php) du contenu</text:p>
        </text:list-item>
        <text:list-item>
          <text:p text:style-name="P31"><text:span text:style-name="T13">docblock</text:span> : lors de l'écriture du code, le développeur veillera à utiliser les docblock afin de permettre la mise en oeuvre d'une documentation des sources automatiques.</text:p>
        </text:list-item>
        <text:list-item>
          <text:p text:style-name="P31"><text:span text:style-name="T13">Markdown</text:span> les fichiers .md sont des fichiers textes avec un format particulier (Markdown) qui autorise une lecture en mode texte tout en permettant un formatage html automatique.</text:p>
        </text:list-item>
      </text:list>
      <text:p text:style-name="P6"><text:span text:style-name="T14">NB:</text:span> le site initial (avant le 28 mars 2020) utilisait php (4.4) chez free.fr. N'ayant pas de contrat avec Free, il a été décidé de migrer le site vers un hébergeur capable de fournir une version actualisée de php et des certificats LetsEncrypt.</text:p>
      <text:p text:style-name="P6">Ce changement de version a nécessité une grosse ré-écriture du code. C'était une opportunité de le rendre conforme aux bonnes pratiques.</text:p>
      <text:h text:style-name="P22" text:outline-level="2"/>
      <text:h text:style-name="P23" text:outline-level="2"><text:bookmark-start text:name="__RefHeading___Toc1375_1722942892"/>Fonctionnement<text:bookmark-end text:name="__RefHeading___Toc1375_1722942892"/></text:h>
      <text:h text:style-name="Heading_20_3" text:outline-level="3"><text:bookmark-start text:name="__RefHeading___Toc1377_1722942892"/>Page d'accueil<text:bookmark-end text:name="__RefHeading___Toc1377_1722942892"/></text:h>
      <text:p text:style-name="Text_20_body">La page d'accueil est constituée de différents blocks qui seront gérés par le système </text:p>
      <table:table table:name="Tableau2" table:style-name="Tableau2">
        <table:table-column table:style-name="Tableau2.A"/>
        <table:table-column table:style-name="Tableau2.B"/>
        <table:table-row>
          <table:table-cell table:style-name="Tableau2.A1" table:number-columns-spanned="2" office:value-type="string">
            <text:p text:style-name="P11">Barre de titre <text:s text:c="5"/><text:span text:style-name="T15">titre</text:span></text:p>
          </table:table-cell>
          <table:covered-table-cell/>
        </table:table-row>
        <table:table-row>
          <table:table-cell table:style-name="Tableau2.A2" table:number-columns-spanned="2" office:value-type="string">
            <text:p text:style-name="P12"><text:span text:style-name="T15">menu</text:span> <text:s text:c="6"/>Barre de menu principale</text:p>
          </table:table-cell>
          <table:covered-table-cell/>
        </table:table-row>
        <table:table-row>
          <table:table-cell table:style-name="Tableau2.A3" office:value-type="string">
            <text:p text:style-name="P11">Menu</text:p>
            <text:p text:style-name="P11"/>
            <text:p text:style-name="P17">leftmenu</text:p>
          </table:table-cell>
          <table:table-cell table:style-name="Tableau2.A2" office:value-type="string">
            <text:p text:style-name="P11">Contenu</text:p>
            <text:p text:style-name="P11"/>
            <text:p text:style-name="P17">content</text:p>
            <text:p text:style-name="P11"/>
            <text:p text:style-name="P11"/>
            <text:p text:style-name="P11"/>
            <text:p text:style-name="P11"/>
            <text:p text:style-name="P11"/>
            <text:p text:style-name="P11"/>
            <text:p text:style-name="P11"/>
          </table:table-cell>
        </table:table-row>
        <table:table-row>
          <table:table-cell table:style-name="Tableau2.A2" table:number-columns-spanned="2" office:value-type="string">
            <text:p text:style-name="P11">Bas de page <text:s text:c="2"/><text:span text:style-name="T15">footer</text:span></text:p>
          </table:table-cell>
          <table:covered-table-cell/>
        </table:table-row>
      </table:table>
      <text:p text:style-name="Text_20_body"/>
      <text:p text:style-name="Text_20_body"><text:span text:style-name="T14">NB:</text:span> <text:span text:style-name="T15">en rouge</text:span> figurent les identifiants des parties utilisées par javascript</text:p>
      <text:p text:style-name="Text_20_body"/>
      <text:p text:style-name="Text_20_body"/>
      <text:p text:style-name="Text_20_body"/>
      <text:p text:style-name="Text_20_body"/>
      <text:p text:style-name="Text_20_body"/>
      <text:p text:style-name="Text_20_body"/>
      <text:p text:style-name="Text_20_body"/>
      <text:h text:style-name="P22" text:outline-level="2"/>
      <text:h text:style-name="P20" text:outline-level="1"><text:bookmark-start text:name="__RefHeading___Toc1379_1722942892"/>Annexes - définitions<text:bookmark-end text:name="__RefHeading___Toc1379_1722942892"/></text:h>
      <text:h text:style-name="Heading_20_2" text:outline-level="2"><text:bookmark-start text:name="__RefHeading___Toc1381_1722942892"/>Smarty<text:bookmark-end text:name="__RefHeading___Toc1381_1722942892"/></text:h>
      <text:p text:style-name="P7">Smarty est un moteur de template pour PHP. Plus précisément, il facilite la séparation entre la logique applicative et la présentation. Cela s'explique plus facilement dans une situation où le programmeur et le designer de templates jouent des rôles différents, ou, comme la plupart du temps, sont deux personnes distinctes. </text:p>
      <text:p text:style-name="P7">Un des objectifs de Smarty est la séparation de la logique métier de la logique de présentation. Cela signifie que les templates peuvent contenir des traitements, du moment qu'ils sont relatifs à de la présentation. </text:p>
      <text:p text:style-name="P7">Inclure d'autres templates, alterner les couleurs des lignes d'un tableau, mettre du texte en majuscule, parcourir un tableau de données pour l'afficher, etc. sont toutes des actions relatives à du traitement de présentation. Cela ne signifie pas que Smarty requiert une telle séparation de votre part. Smarty ne sait pas quoi est quoi, c'est donc à vous de placer la logique de présentation dans vos templates. Ainsi, si vous <text:span text:style-name="Emphasis">ne désirez pas</text:span> disposer de logique métier dans vos templates, placez tous vos contenus dans des variables au format texte uniquement. </text:p>
      <text:h text:style-name="Heading_20_2" text:outline-level="2"><text:bookmark-start text:name="__RefHeading___Toc1383_1722942892"/>Bootstrap<text:bookmark-end text:name="__RefHeading___Toc1383_1722942892"/></text:h>
      <text:p text:style-name="P7"><text:span text:style-name="T16">Bootstrap</text:span> est une collection d'outils utiles à la création du design (graphisme, animation et interactions avec la page dans le navigateur, etc.) de sites et d'applications web. C'est un ensemble qui contient des codes HTML et CSS, des formulaires, boutons, outils de navigation et autres éléments interactifs, ainsi que des extensions JavaScript en option. C'est l'un des projets les plus populaires sur la plate-forme de gestion de développement GitHub. </text:p>
      <text:h text:style-name="Heading_20_2" text:outline-level="2"><text:bookmark-start text:name="__RefHeading___Toc1385_1722942892"/>Jquery<text:bookmark-end text:name="__RefHeading___Toc1385_1722942892"/></text:h>
      <text:p text:style-name="P7"><text:span text:style-name="T16">jQuery</text:span> est une bibliothèque JavaScript libre et multiplateforme créée pour faciliter l'écriture de scripts côté client dans le code HTML des pages web<text:bookmark text:name="cite_ref-JQuery_2-0"/> 2.0. La première version est lancée par John Resig. </text:p>
      <text:p text:style-name="P7">Le but de la bibliothèque étant le parcours et la modification du DOM (y compris le support des sélecteurs CSS 1 à 3 et un support basique de XPath), elle contient de nombreuses fonctionnalités; notamment des animations, la manipulation des feuilles de style en cascade (accessibilité des classes et attributs), la gestion des évènements, etc... L'utilisation d'Ajax est facilitée et de nombreux plugins sont présents. </text:p>
      <text:p text:style-name="P7">Depuis sa création en 2006 et notamment à cause de la complexification croissante des interfaces Web, jQuery a connu un large succès auprès des développeurs Web et son apprentissage est aujourd'hui un des fondamentaux de la formation aux technologies du Web. Il est à l'heure actuelle la <text:span text:style-name="T7">bibliothèque front-end</text:span> la plus utilisée au monde (plus de la moitié des sites Internet en ligne intègrent jQuery). </text:p>
      <text:p text:style-name="P7">Cependant, son utilisation devient moins pertinente avec l'émergence de nouvelles bibliothèques telles que React (JavaScript) et Vue.js qui la remplacent dans la construction d'Application web monopage. </text:p>
      <text:h text:style-name="P24" text:outline-level="3"/>
      <text:h text:style-name="P23" text:outline-level="2"><text:bookmark-start text:name="__RefHeading___Toc1387_1722942892"/>Php<text:bookmark-end text:name="__RefHeading___Toc1387_1722942892"/></text:h>
      <text:p text:style-name="P7"><text:span text:style-name="Definition"><text:span text:style-name="T17">PHP: Hypertext Preprocessor</text:span></text:span><text:bookmark text:name="cite_ref-manpreface_7-0"/>7, plus connu sous son sigle <text:span text:style-name="Definition">PHP</text:span> (sigle auto-référentiel), est un langage de programmation libre<text:bookmark text:name="cite_ref-fsfphplicense_8-0"/>8, principalement utilisé pour produire des pages Web dynamiques via un serveur HTTP<text:bookmark text:name="cite_ref-manpreface_7-1"/>7, mais pouvant également fonctionner comme n'importe quel langage interprété de façon locale. PHP est un langage impératif orienté objet. </text:p>
      <text:p text:style-name="P7">PHP a permis de créer un grand nombre de sites web célèbres, comme Facebook, Wikipédia. Il est considéré comme une des bases de la création de sites web dits dynamiques mais également des applications web. </text:p>
      <text:h text:style-name="Heading_20_2" text:outline-level="2"><text:bookmark-start text:name="__RefHeading___Toc1389_1722942892"/>Docbloc / phpdoc<text:bookmark-end text:name="__RefHeading___Toc1389_1722942892"/></text:h>
      <text:p text:style-name="P7"><text:span text:style-name="T12">PHPDoc</text:span> est une transposition de Javadoc au langage PHP. Il s'agit d'un standard formalisé pour commenter le code PHP. Il permet d'utiliser des outils tels que phpDocumentor ou Doxygen pour générer la documentation du code, notamment les méthodes publiques, les API, etc. Il permet aussi à certains IDE (Zend Studio (en), NetBeans, etc.) de connaître le type des variables et de lever d'autres ambiguïtés dues au typage faible, améliorant ainsi la complétion de code, le "typage objet" et le débogage. </text:p>
      <text:h text:style-name="Heading_20_3" text:outline-level="3"><text:bookmark-start text:name="__RefHeading___Toc1391_1722942892"/><text:span text:style-name="T18">M</text:span>arkdown<text:bookmark-end text:name="__RefHeading___Toc1391_1722942892"/></text:h>
      <text:p text:style-name="P7"><text:span text:style-name="T12">Markdown</text:span> est un langage de balisage léger créé en 2004 par John Gruber avec l'aide d' Aaron Swartz<text:bookmark text:name="cite_ref-1"/>1,<text:bookmark text:name="cite_ref-2"/>2. Son but est d'offrir une syntaxe facile à lire et à écrire. Un document balisé par Markdown peut être lu en l'état sans donner l’impression d'avoir été balisé ou formaté par des instructions particulières. </text:p>
      <text:p text:style-name="P7">Un document balisé par Markdown peut être converti en HTML, en PDF ou en d'autres formats. </text:p>
      <text:p text:style-name="Text_20_body"/>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Tahoma1" svg:font-family="Tahoma"/>
    <style:font-face style:name="arial" svg:font-family="arial, sans-serif"/>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zxx" fo:country="none"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A">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shadow="none" fo:background-color="transparent" style:dynamic-spacing="false" draw:fill="none" draw:fill-color="#99ccff"/>
      </style:footer-style>
    </style:page-layout>
  </office:automatic-styles>
  <office:master-styles>
    <style:master-page style:name="Standard" style:page-layout-name="Mpm1">
      <style:footer>
        <text:p text:style-name="Footer"><text:span text:style-name="MT1">Mis à jour le 28/04/19</text:span><text:tab/><text:page-number text:select-page="current">11</text:page-number>/<text:page-count>11</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09-04-16T11:32:02.64</meta:creation-date>
    <meta:editing-duration>PT4H49M48S</meta:editing-duration>
    <meta:editing-cycles>36</meta:editing-cycles>
    <meta:generator>LibreOffice/6.3.5.2$Linux_X86_64 LibreOffice_project/30$Build-2</meta:generator>
    <dc:date>2020-03-28T14:21:04.82</dc:date>
    <meta:print-date>2020-03-27T11:37:03.716008527</meta:print-date>
    <dc:creator>c j</dc:creator>
    <meta:document-statistic meta:table-count="2" meta:image-count="0" meta:object-count="1" meta:page-count="11" meta:paragraph-count="208" meta:word-count="2715" meta:character-count="17038" meta:non-whitespace-character-count="14454"/>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42.21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style:style style:name="ce3"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Feuille1" table:style-name="ta1">
        <table:table-column table:style-name="co1" table:default-cell-style-name="Default"/>
        <table:table-column table:style-name="co2" table:default-cell-style-name="ce3"/>
        <table:table-column table:style-name="co1" table:default-cell-style-name="ce3"/>
        <table:table-row table:style-name="ro1">
          <table:table-cell/>
          <table:table-cell office:value-type="string" calcext:value-type="string">
            <text:p>amap_produits_laitiers</text:p>
          </table:table-cell>
          <table:table-cell office:value-type="string" calcext:value-type="string">
            <text:p>&amp;lait&amp;</text:p>
          </table:table-cell>
        </table:table-row>
        <table:table-row table:style-name="ro1">
          <table:table-cell/>
          <table:table-cell office:value-type="string" calcext:value-type="string">
            <text:p>amap_legumes</text:p>
          </table:table-cell>
          <table:table-cell office:value-type="string" calcext:value-type="string">
            <text:p>&amp;legumes&amp;</text:p>
          </table:table-cell>
        </table:table-row>
        <table:table-row table:style-name="ro1">
          <table:table-cell/>
          <table:table-cell office:value-type="string" calcext:value-type="string">
            <text:p>amap_pain</text:p>
          </table:table-cell>
          <table:table-cell office:value-type="string" calcext:value-type="string">
            <text:p>&amp;pain&amp;</text:p>
          </table:table-cell>
        </table:table-row>
        <table:table-row table:style-name="ro1">
          <table:table-cell/>
          <table:table-cell office:value-type="string" calcext:value-type="string">
            <text:p>amap_oeufs</text:p>
          </table:table-cell>
          <table:table-cell office:value-type="string" calcext:value-type="string">
            <text:p>&amp;oeufs&amp;</text:p>
          </table:table-cell>
        </table:table-row>
        <table:table-row table:style-name="ro1">
          <table:table-cell/>
          <table:table-cell office:value-type="string" calcext:value-type="string">
            <text:p>amap_pommes</text:p>
          </table:table-cell>
          <table:table-cell office:value-type="string" calcext:value-type="string">
            <text:p>&amp;pommes&amp;</text:p>
          </table:table-cell>
        </table:table-row>
        <table:table-row table:style-name="ro1">
          <table:table-cell/>
          <table:table-cell office:value-type="string" calcext:value-type="string">
            <text:p>amap_agrumes</text:p>
          </table:table-cell>
          <table:table-cell office:value-type="string" calcext:value-type="string">
            <text:p>&amp;agrumes&amp;</text:p>
          </table:table-cell>
        </table:table-row>
        <table:table-row table:style-name="ro1">
          <table:table-cell/>
          <table:table-cell office:value-type="string" calcext:value-type="string">
            <text:p>amap_chevre</text:p>
          </table:table-cell>
          <table:table-cell office:value-type="string" calcext:value-type="string">
            <text:p>&amp;chevres&amp;</text:p>
          </table:table-cell>
        </table:table-row>
        <table:table-row table:style-name="ro1">
          <table:table-cell/>
          <table:table-cell office:value-type="string" calcext:value-type="string">
            <text:p>amap_champignons</text:p>
          </table:table-cell>
          <table:table-cell office:value-type="string" calcext:value-type="string">
            <text:p>&amp;champignons&amp;</text:p>
          </table:table-cell>
        </table:table-row>
        <table:table-row table:style-name="ro1">
          <table:table-cell/>
          <table:table-cell office:value-type="string" calcext:value-type="string">
            <text:p>amap_pates</text:p>
          </table:table-cell>
          <table:table-cell office:value-type="string" calcext:value-type="string">
            <text:p>&amp;pates&amp;</text:p>
          </table:table-cell>
        </table:table-row>
        <table:table-row table:style-name="ro1">
          <table:table-cell/>
          <table:table-cell office:value-type="string" calcext:value-type="string">
            <text:p>amap_tisanes</text:p>
          </table:table-cell>
          <table:table-cell office:value-type="string" calcext:value-type="string">
            <text:p>&amp;tisanes&amp;</text:p>
          </table:table-cell>
        </table:table-row>
        <table:table-row table:style-name="ro1">
          <table:table-cell/>
          <table:table-cell office:value-type="string" calcext:value-type="string">
            <text:p>amap_miel</text:p>
          </table:table-cell>
          <table:table-cell office:value-type="string" calcext:value-type="string">
            <text:p>&amp;miel&amp;</text:p>
          </table:table-cell>
        </table:table-row>
        <table:table-row table:style-name="ro1">
          <table:table-cell/>
          <table:table-cell office:value-type="string" calcext:value-type="string">
            <text:p>amap_poissons</text:p>
          </table:table-cell>
          <table:table-cell office:value-type="string" calcext:value-type="string">
            <text:p>&amp;poissons&amp;</text:p>
          </table:table-cell>
        </table:table-row>
        <table:table-row table:style-name="ro1">
          <table:table-cell/>
          <table:table-cell office:value-type="string" calcext:value-type="string">
            <text:p>amap_kiwis</text:p>
          </table:table-cell>
          <table:table-cell office:value-type="string" calcext:value-type="string">
            <text:p>&amp;kiwis&amp;</text:p>
          </table:table-cell>
        </table:table-row>
        <table:table-row table:style-name="ro1">
          <table:table-cell/>
          <table:table-cell office:value-type="string" calcext:value-type="string">
            <text:p>amap_pates</text:p>
          </table:table-cell>
          <table:table-cell office:value-type="string" calcext:value-type="string">
            <text:p>&amp;pates&amp;</text:p>
          </table:table-cell>
        </table:table-row>
        <table:table-row table:style-name="ro1">
          <table:table-cell/>
          <table:table-cell office:value-type="string" calcext:value-type="string">
            <text:p>amap_tommes</text:p>
          </table:table-cell>
          <table:table-cell office:value-type="string" calcext:value-type="string">
            <text:p>&amp;tommes&am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24">00/00/0000</text:date>, <text:time style:data-style-name="N2" text:time-value="13:01:58.03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